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2024-11-04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3864" calcext:value-type="float">
            <text:p>72.06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2023-11-15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8544" calcext:value-type="float">
            <text:p>71.40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2022-11-08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1744" calcext:value-type="float">
            <text:p>70.34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2021-11-10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0912" calcext:value-type="float">
            <text:p>69.7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2020-11-03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2019-11-05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956" calcext:value-type="float">
            <text:p>68.8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2018-11-15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66" calcext:value-type="float">
            <text:p>68.04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2015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044" calcext:value-type="float">
            <text:p>64.48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2015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7888" calcext:value-type="float">
            <text:p>65.39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201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4848" calcext:value-type="float">
            <text:p>63.93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201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201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628" calcext:value-type="float">
            <text:p>61.67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2008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200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2006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200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200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200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200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200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1999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1998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1997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3136" calcext:value-type="float">
            <text:p>52.5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1996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199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804" calcext:value-type="float">
            <text:p>52.8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199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199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199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236" calcext:value-type="float">
            <text:p>49.3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199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2176" calcext:value-type="float">
            <text:p>48.6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198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198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198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1986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198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198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198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198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197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197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197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1976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0205</text:p>
          </table:table-cell>
          <table:table-cell office:value-type="string" calcext:value-type="string">
            <text:p>197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